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font-size-asian="14pt" style:font-size-complex="14pt"/>
    </style:style>
    <style:style style:name="P4" style:family="paragraph" style:parent-style-name="Standard" style:list-style-name="L1">
      <style:text-properties fo:font-size="14pt" style:font-size-asian="14pt" style:font-size-complex="14pt"/>
    </style:style>
    <style:style style:name="P5" style:family="paragraph" style:parent-style-name="Text_20_body">
      <style:text-properties fo:font-size="14pt" style:font-size-asian="14pt" style:font-size-complex="14pt"/>
    </style:style>
    <style:style style:name="P6" style:family="paragraph" style:parent-style-name="Text_20_body" style:list-style-name="L1">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65299184" text:id="ct65299184">
          <text:deletion>
            <office:change-info>
              <dc:creator>tgk123 </dc:creator>
              <dc:date>2013-04-17T09:46:00</dc:date>
            </office:change-info>
            <text:p text:style-name="P1">codet</text:p>
          </text:deletion>
        </text:changed-region>
        <text:changed-region xml:id="ct65299376" text:id="ct65299376">
          <text:insertion>
            <office:change-info>
              <dc:creator>tgk123 </dc:creator>
              <dc:date>2013-04-17T09:46:00</dc:date>
            </office:change-info>
          </text:insertion>
        </text:changed-region>
        <text:changed-region xml:id="ct66907552" text:id="ct66907552">
          <text:insertion>
            <office:change-info>
              <dc:creator>tgk123 </dc:creator>
              <dc:date>2013-04-17T09:47:00</dc:date>
            </office:change-info>
          </text:insertion>
        </text:changed-region>
        <text:changed-region xml:id="ct64855552" text:id="ct64855552">
          <text:deletion>
            <office:change-info>
              <dc:creator>tgk123 </dc:creator>
              <dc:date>2013-04-17T09:50:00</dc:date>
            </office:change-info>
            <text:p text:style-name="P2">[soll ich das schreiben?] </text:p>
          </text:deletion>
        </text:changed-region>
        <text:changed-region xml:id="ct66908976" text:id="ct66908976">
          <text:deletion>
            <office:change-info>
              <dc:creator>tgk123 </dc:creator>
              <dc:date>2013-04-17T09:50:00</dc:date>
            </office:change-info>
            <text:p text:style-name="P2">F</text:p>
          </text:deletion>
        </text:changed-region>
        <text:changed-region xml:id="ct50292384" text:id="ct50292384">
          <text:insertion>
            <office:change-info>
              <dc:creator>tgk123 </dc:creator>
              <dc:date>2013-04-17T09:50:00</dc:date>
            </office:change-info>
          </text:insertion>
        </text:changed-region>
        <text:changed-region xml:id="ct66704896" text:id="ct66704896">
          <text:insertion>
            <office:change-info>
              <dc:creator>tgk123 </dc:creator>
              <dc:date>2013-04-17T10:33:00</dc:date>
            </office:change-info>
          </text:insertion>
        </text:changed-region>
        <text:changed-region xml:id="ct67063632" text:id="ct67063632">
          <text:deletion>
            <office:change-info>
              <dc:creator>tgk123 </dc:creator>
              <dc:date>2013-04-17T10:27:00</dc:date>
            </office:change-info>
            <text:p text:style-name="P1">.</text:p>
          </text:deletion>
        </text:changed-region>
        <text:changed-region xml:id="ct70325776" text:id="ct70325776">
          <text:insertion>
            <office:change-info>
              <dc:creator>tgk123 </dc:creator>
              <dc:date>2013-04-17T10:27:00</dc:date>
            </office:change-info>
          </text:insertion>
        </text:changed-region>
        <text:changed-region xml:id="ct68992192" text:id="ct68992192">
          <text:deletion>
            <office:change-info>
              <dc:creator>tgk123 </dc:creator>
              <dc:date>2013-04-17T10:51:00</dc:date>
            </office:change-info>
            <text:p text:style-name="P1">[?]</text:p>
          </text:deletion>
        </text:changed-region>
        <text:changed-region xml:id="ct73354128" text:id="ct73354128">
          <text:insertion>
            <office:change-info>
              <dc:creator>tgk123 </dc:creator>
              <dc:date>2013-04-17T10:51:00</dc:date>
            </office:change-info>
          </text:insertion>
        </text:changed-region>
        <text:changed-region xml:id="ct73882176" text:id="ct73882176">
          <text:deletion>
            <office:change-info>
              <dc:creator>tgk123 </dc:creator>
              <dc:date>2013-04-17T10:51:00</dc:date>
            </office:change-info>
            <text:p text:style-name="P1">8[?]</text:p>
          </text:deletion>
        </text:changed-region>
        <text:changed-region xml:id="ct73430752" text:id="ct73430752">
          <text:insertion>
            <office:change-info>
              <dc:creator>tgk123 </dc:creator>
              <dc:date>2013-04-17T10:51:00</dc:date>
            </office:change-info>
          </text:insertion>
        </text:changed-region>
        <text:changed-region xml:id="ct52013280" text:id="ct52013280">
          <text:insertion>
            <office:change-info>
              <dc:creator>tgk123 </dc:creator>
              <dc:date>2013-04-17T10:51:00</dc:date>
            </office:change-info>
          </text:insertion>
        </text:changed-region>
        <text:changed-region xml:id="ct73579808" text:id="ct73579808">
          <text:insertion>
            <office:change-info>
              <dc:creator>tgk123 </dc:creator>
              <dc:date>2013-04-17T10:52:00</dc:date>
            </office:change-info>
          </text:insertion>
        </text:changed-region>
        <text:changed-region xml:id="ct66351360" text:id="ct66351360">
          <text:deletion>
            <office:change-info>
              <dc:creator>tgk123 </dc:creator>
              <dc:date>2013-04-17T10:19:00</dc:date>
            </office:change-info>
            <text:p text:style-name="P1">[was noch?]</text:p>
          </text:deletion>
        </text:changed-region>
        <text:changed-region xml:id="ct70260272" text:id="ct70260272">
          <text:insertion>
            <office:change-info>
              <dc:creator>tgk123 </dc:creator>
              <dc:date>2013-04-17T10:44:00</dc:date>
            </office:change-info>
          </text:insertion>
        </text:changed-region>
        <text:changed-region xml:id="ct66040720" text:id="ct66040720">
          <text:insertion>
            <office:change-info>
              <dc:creator>tgk123 </dc:creator>
              <dc:date>2013-04-17T10:44:00</dc:date>
            </office:change-info>
          </text:insertion>
        </text:changed-region>
        <text:changed-region xml:id="ct73300848" text:id="ct73300848">
          <text:deletion>
            <office:change-info>
              <dc:creator>tgk123 </dc:creator>
              <dc:date>2013-04-17T10:45:00</dc:date>
            </office:change-info>
            <text:p text:style-name="P1">ein Wort mit A</text:p>
          </text:deletion>
        </text:changed-region>
        <text:changed-region xml:id="ct67091104" text:id="ct67091104">
          <text:insertion>
            <office:change-info>
              <dc:creator>tgk123 </dc:creator>
              <dc:date>2013-04-17T10:45:00</dc:date>
            </office:change-info>
          </text:insertion>
        </text:changed-region>
        <text:changed-region xml:id="ct73326608" text:id="ct73326608">
          <text:insertion>
            <office:change-info>
              <dc:creator>tgk123 </dc:creator>
              <dc:date>2013-04-17T10:46:00</dc:date>
            </office:change-info>
          </text:insertion>
        </text:changed-region>
        <text:changed-region xml:id="ct70663840" text:id="ct70663840">
          <text:insertion>
            <office:change-info>
              <dc:creator>tgk123 </dc:creator>
              <dc:date>2013-04-17T10:45:00</dc:date>
            </office:change-info>
          </text:insertion>
        </text:changed-region>
        <text:changed-region xml:id="ct73356896" text:id="ct73356896">
          <text:deletion>
            <office:change-info>
              <dc:creator>tgk123 </dc:creator>
              <dc:date>2013-04-17T10:45:00</dc:date>
            </office:change-info>
            <text:p text:style-name="P1">ein Wort mit Z</text:p>
          </text:deletion>
        </text:changed-region>
        <text:changed-region xml:id="ct66812512" text:id="ct66812512">
          <text:insertion>
            <office:change-info>
              <dc:creator>tgk123 </dc:creator>
              <dc:date>2013-04-17T10:47:00</dc:date>
            </office:change-info>
          </text:insertion>
        </text:changed-region>
        <text:changed-region xml:id="ct65286608" text:id="ct65286608">
          <text:insertion>
            <office:change-info>
              <dc:creator>tgk123 </dc:creator>
              <dc:date>2013-04-17T10:46:00</dc:date>
            </office:change-info>
          </text:insertion>
        </text:changed-region>
        <text:changed-region xml:id="ct66925248" text:id="ct66925248">
          <text:deletion>
            <office:change-info>
              <dc:creator>tgk123 </dc:creator>
              <dc:date>2013-04-17T10:20:00</dc:date>
            </office:change-info>
            <text:p text:style-name="P1">[was noch?]</text:p>
          </text:deletion>
        </text:changed-region>
        <text:changed-region xml:id="ct73334736" text:id="ct73334736">
          <text:insertion>
            <office:change-info>
              <dc:creator>tgk123 </dc:creator>
              <dc:date>2013-04-17T10:44:00</dc:date>
            </office:change-info>
          </text:insertion>
        </text:changed-region>
        <text:changed-region xml:id="ct73317792" text:id="ct73317792">
          <text:insertion>
            <office:change-info>
              <dc:creator>tgk123 </dc:creator>
              <dc:date>2013-04-17T10:43:00</dc:date>
            </office:change-info>
          </text:insertion>
        </text:changed-region>
        <text:changed-region xml:id="ct68576256" text:id="ct68576256">
          <text:insertion>
            <office:change-info>
              <dc:creator>tgk123 </dc:creator>
              <dc:date>2013-04-17T10:47:00</dc:date>
            </office:change-info>
          </text:insertion>
        </text:changed-region>
        <text:changed-region xml:id="ct66041760" text:id="ct66041760">
          <text:insertion>
            <office:change-info>
              <dc:creator>tgk123 </dc:creator>
              <dc:date>2013-04-17T10:21:00</dc:date>
            </office:change-info>
          </text:insertion>
        </text:changed-region>
        <text:changed-region xml:id="ct73598112" text:id="ct73598112">
          <text:insertion>
            <office:change-info>
              <dc:creator>tgk123 </dc:creator>
              <dc:date>2013-04-17T10: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</text:p>
      <text:p text:style-name="P1">Die Webfabrikanten Thomas Kaimer und Alexander Paul fabrizieren nebenberuflich zuverlässig und effizient Websites für kleinere und mittlere Internetauftritte. Das Freelancer-Team ergänzt sich gegenseitig perfekt: Kaimer <text:change text:change-id="ct65299184"/><text:change-start text:change-id="ct65299376"/>p<text:change-end text:change-id="ct65299376"/><text:change-start text:change-id="ct66907552"/>rogrammiert<text:change-end text:change-id="ct66907552"/>, designt aber auch eigene Sites. Paul ist Grafiker aus der analogen Welt mit Webdesigner-Zusatzausbildung.</text:p>
      <text:p text:style-name="P2">Referenzen</text:p>
      <text:p text:style-name="P2">[Heinrichs] Diese Restaurant-Seite wurde von Alexander Paul grafisch mitentwickelt. Basis ist eine Joomla-Template, die von der Werbeagentur des Kunden individuell angepasst wurde.</text:p>
      <text:p text:style-name="P2">[Funke] Diese Seite für einen hannoverschen Versicherungsmakler wurde von Alexander Paul grafisch mitentwickelt. Basis ist eine Joomla-Template, die von der Werbeagentur des Kunden individuell angepasst wurde.</text:p>
      <text:p text:style-name="P2">[Alex] Das Portfolio von Alexander Paul mit Grafischem aus dem Printbereich hat er im Responsive Design als Grid-Layout angelegt. Die Single-Page-Lösung wirkt bewusst bunt um die Vielfalt seiner Arbeiten widerzuspiegeln.</text:p>
      <text:p text:style-name="P2">[Fineliner] Die Seite mit Strichzeichnungen von Alexander Paul ist ein Beispiel für eine Minimallösung. Auf dem CMS Wordpress aufbauend, dient es einer eng umrissenen Aufgabe in einem Design ohne Schnörkel.</text:p>
      <text:p text:style-name="P2">[Gesundheitspraxis] Der Webauftritt dieser Praxis für Alternative Heilmethoden ist ein Beispiel für eine Minimallösung. Sie wurde im CMS Blogger erstellt, damit die Kundin jederzeit eigene aktuelle Inhalte einpflegen kann. Durch den Verzicht auf weitere Features kann so ein sehr günstiger Preis erzielt werden.</text:p>
      <text:p text:style-name="P2">Dipl.-Ing. (FH) Thomas Kaimer</text:p>
      <text:p text:style-name="P2"><text:change text:change-id="ct64855552"/>Der Diplom-Ingenieur erstellt nebenberuflich seit mehreren Jahren Websites für kleinere Unternehmen. Hauptberuflich supportet er institutionelle EDV-Arbeitsplätze. Durch seine <text:change text:change-id="ct66908976"/><text:change-start text:change-id="ct50292384"/>f<text:change-end text:change-id="ct50292384"/>ranzösischen Sprachkenntnisse sind auch bilinguale Internetauftritte keine Herausforderung.</text:p>
      <text:p text:style-name="P2">Alexander Paul</text:p>
      <text:p text:style-name="P1">Arbeitet seit den Neunzigerjahren als Grafiker in der Werbung. Früher ausschließlich für Gedrucktes, inzwischen auch fürs weltweite Netz. Er ist Profi für Layout, Illustration und Bildbearbeitung für Gedrucktes und Gepixeltes. Durch seine Englischen Sprachkenntnisse sind auch bilinguale Internetauftritte keine Herausforderung.</text:p>
      <text:p text:style-name="P1">Preise</text:p>
      <text:p text:style-name="P1">Jedes Projekt ist anders. Die Webfabrikanten betreuen freinebenberuflich kleinere und mittlere Auftritte und bieten für jeden Kunden die jeweils preiswerteste Lösung an. Unsere Preisbeispiele sind daher als eben das zu lesen: <text:change-start text:change-id="ct66704896"/>Als <text:change-end text:change-id="ct66704896"/>Beispiele.</text:p>
      <text:p text:style-name="P1">Mini</text:p>
      <text:p text:style-name="P1">Basierend auf einem einfachen CMS-/Blog-System wie Wordpress oder Blogger nutzen wir vorhandene Templates (Vorlagen), die wir individuell in kleinem Umfang anpassen. Das eignet sich gut für eine sog<text:change text:change-id="ct67063632"/><text:change-start text:change-id="ct70325776"/>enannte<text:change-end text:change-id="ct70325776"/> Webvisitenkarte ohne komplexe Funktionalität. Aufgrund der Plattform können Kunden ihre Inhalte dort selbst ändern <text:soft-page-break/>und ergänzen. Für so eine Seite berechnen wir ca. 500 Euro.</text:p>
      <text:p text:style-name="P1">Standard</text:p>
      <text:p text:style-name="P1">Der klassische Internetauftritt mit 5<text:change text:change-id="ct68992192"/> bis <text:change-start text:change-id="ct73354128"/>10<text:change-end text:change-id="ct73354128"/><text:change text:change-id="ct73882176"/> Unterseiten. Inklusiv Funktionalitäten wie z.B. Slider, Kontaktformulare, Forum, geschützte Bereiche<text:change-start text:change-id="ct73430752"/>,<text:change-end text:change-id="ct73430752"/> <text:change-start text:change-id="ct52013280"/>Suchfunktion<text:change-end text:change-id="ct52013280"/><text:change-start text:change-id="ct73579808"/> <text:change-end text:change-id="ct73579808"/><text:change text:change-id="ct66351360"/></text:p>
      <text:p text:style-name="P1">Premium</text:p>
      <text:p text:style-name="P1">Alles, was über Standard hinausgeht. <text:change-start text:change-id="ct70260272"/></text:p>
      <text:list xml:id="list1237589573" text:style-name="L1">
        <text:list-item>
          <text:p text:style-name="P6"><text:change-end text:change-id="ct70260272"/>Mehr an Unterseiten,<text:change-start text:change-id="ct66040720"/></text:p>
        </text:list-item>
        <text:list-item>
          <text:p text:style-name="P6"><text:change-end text:change-id="ct66040720"/><text:s/>integrierte Funktionalitäten von A(<text:change text:change-id="ct73300848"/><text:change-start text:change-id="ct67091104"/>Acc<text:change-end text:change-id="ct67091104"/><text:change-start text:change-id="ct73326608"/>essibility<text:change-end text:change-id="ct73326608"/>) bis Z(<text:change-start text:change-id="ct70663840"/>Zertifizierung<text:change-end text:change-id="ct70663840"/><text:change text:change-id="ct73356896"/>),</text:p>
        </text:list-item>
        <text:list-item>
          <text:p text:style-name="P6">Kompletterstellung von Grund auf, Responsive Design für Desktop/Tablet/Handy, <text:change-start text:change-id="ct66812512"/></text:p>
        </text:list-item>
        <text:list-item>
          <text:p text:style-name="P6"><text:change-end text:change-id="ct66812512"/>CMS-Systeme wie Typo3 oder Joomla<text:change-start text:change-id="ct65286608"/>,<text:change-end text:change-id="ct65286608"/> <text:change text:change-id="ct66925248"/></text:p>
        </text:list-item>
        <text:list-item>
          <text:p text:style-name="P4"><text:change-start text:change-id="ct73334736"/>Erstellen von Onlines<text:change-end text:change-id="ct73334736"/><text:change-start text:change-id="ct73317792"/>hops<text:change-end text:change-id="ct73317792"/><text:change-start text:change-id="ct68576256"/>,<text:change-end text:change-id="ct68576256"/></text:p>
        </text:list-item>
        <text:list-item>
          <text:p text:style-name="P4"><text:change-start text:change-id="ct66041760"/>Datenbankprogrammierung mit MySql und PHP<text:change-end text:change-id="ct66041760"/><text:change-start text:change-id="ct73598112"/>.<text:change-end text:change-id="ct7359811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gk123 </meta:initial-creator>
    <meta:creation-date>2013-04-17T09:34:36</meta:creation-date>
    <dc:date>2013-04-17T10:52:31</dc:date>
    <dc:creator>tgk123 </dc:creator>
    <meta:editing-duration>PT1H10M49S</meta:editing-duration>
    <meta:editing-cycles>4</meta:editing-cycles>
    <meta:generator>LibreOffice/3.5$Linux_X86_64 LibreOffice_project/350m1$Build-2</meta:generator>
    <meta:document-statistic meta:table-count="0" meta:image-count="0" meta:object-count="0" meta:page-count="2" meta:paragraph-count="36" meta:word-count="435" meta:character-count="3367" meta:non-whitespace-character-count="2932"/>
  </office:meta>
</office:document-meta>
</file>